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9.07mm" svg:height="169.2mm" svg:x="74.27mm" svg:y="62.43mm">
            <draw:object draw:notify-on-update-of-ranges="Sheet1.C35:Sheet1.O35 Sheet1.C36:Sheet1.O36 Sheet1.C41:Sheet1.O41 Sheet1.C46:Sheet1.O46 Sheet1.C47:Sheet1.O47 Sheet1.C51:Sheet1.O51 Sheet1.C56:Sheet1.O56 Sheet1.C57:Sheet1.O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ce1"/>
        <table:table-row table:style-name="ro1" table:number-rows-repeated="3"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DEPTH=7</text:p>
          </table:table-cell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" calcext:value-type="float">
            <text:p>0.000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333333333333333" calcext:value-type="float">
            <text:p>0.033</text:p>
          </table:table-cell>
          <table:table-cell office:value-type="float" office:value="0.0733333333333334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213333333333333" calcext:value-type="float">
            <text:p>0.213</text:p>
          </table:table-cell>
          <table:table-cell office:value-type="float" office:value="0.33" calcext:value-type="float">
            <text:p>0.330</text:p>
          </table:table-cell>
          <table:table-cell office:value-type="float" office:value="0.493333333333333" calcext:value-type="float">
            <text:p>0.493</text:p>
          </table:table-cell>
          <table:table-cell office:value-type="float" office:value="0.836666666666667" calcext:value-type="float">
            <text:p>0.837</text:p>
          </table:table-cell>
          <table:table-cell office:value-type="float" office:value="1.23666666666667" calcext:value-type="float">
            <text:p>1.237</text:p>
          </table:table-cell>
          <table:table-cell office:value-type="float" office:value="1.63333333333333" calcext:value-type="float">
            <text:p>1.63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3" calcext:value-type="float">
            <text:p>0.030</text:p>
          </table:table-cell>
          <table:table-cell office:value-type="float" office:value="0.0666666666666667" calcext:value-type="float">
            <text:p>0.067</text:p>
          </table:table-cell>
          <table:table-cell office:value-type="float" office:value="0.123333333333333" calcext:value-type="float">
            <text:p>0.123</text:p>
          </table:table-cell>
          <table:table-cell office:value-type="float" office:value="0.21" calcext:value-type="float">
            <text:p>0.210</text:p>
          </table:table-cell>
          <table:table-cell office:value-type="float" office:value="0.326666666666667" calcext:value-type="float">
            <text:p>0.327</text:p>
          </table:table-cell>
          <table:table-cell office:value-type="float" office:value="0.486666666666667" calcext:value-type="float">
            <text:p>0.487</text:p>
          </table:table-cell>
          <table:table-cell office:value-type="float" office:value="0.833333333333333" calcext:value-type="float">
            <text:p>0.833</text:p>
          </table:table-cell>
          <table:table-cell office:value-type="float" office:value="1.22666666666667" calcext:value-type="float">
            <text:p>1.227</text:p>
          </table:table-cell>
          <table:table-cell office:value-type="float" office:value="1.62666666666667" calcext:value-type="float">
            <text:p>1.62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UENTIAL UN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2" office:value-type="float" office:value="0.01" calcext:value-type="float">
            <text:p>0.010</text:p>
          </table:table-cell>
          <table:table-cell table:number-columns-repeated="2" office:value-type="float" office:value="0.02" calcext:value-type="float">
            <text:p>0.020</text:p>
          </table:table-cell>
          <table:table-cell office:value-type="float" office:value="0.0466666666666667" calcext:value-type="float">
            <text:p>0.047</text:p>
          </table:table-cell>
          <table:table-cell office:value-type="float" office:value="0.0933333333333333" calcext:value-type="float">
            <text:p>0.093</text:p>
          </table:table-cell>
          <table:table-cell office:value-type="float" office:value="0.156666666666667" calcext:value-type="float">
            <text:p>0.157</text:p>
          </table:table-cell>
          <table:table-cell office:value-type="float" office:value="0.233333333333333" calcext:value-type="float">
            <text:p>0.233</text:p>
          </table:table-cell>
          <table:table-cell office:value-type="float" office:value="0.38" calcext:value-type="float">
            <text:p>0.380</text:p>
          </table:table-cell>
          <table:table-cell office:value-type="float" office:value="0.536666666666667" calcext:value-type="float">
            <text:p>0.537</text:p>
          </table:table-cell>
          <table:table-cell office:value-type="float" office:value="0.87" calcext:value-type="float">
            <text:p>0.870</text:p>
          </table:table-cell>
          <table:table-cell office:value-type="float" office:value="1.20333333333333" calcext:value-type="float">
            <text:p>1.203</text:p>
          </table:table-cell>
          <table:table-cell office:value-type="float" office:value="1.81333333333333" calcext:value-type="float">
            <text:p>1.81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3333333333333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office:value-type="float" office:value="0.04" calcext:value-type="float">
            <text:p>0.040</text:p>
          </table:table-cell>
          <table:table-cell office:value-type="float" office:value="0.0866666666666667" calcext:value-type="float">
            <text:p>0.087</text:p>
          </table:table-cell>
          <table:table-cell office:value-type="float" office:value="0.15" calcext:value-type="float">
            <text:p>0.150</text:p>
          </table:table-cell>
          <table:table-cell office:value-type="float" office:value="0.226666666666667" calcext:value-type="float">
            <text:p>0.227</text:p>
          </table:table-cell>
          <table:table-cell office:value-type="float" office:value="0.376666666666667" calcext:value-type="float">
            <text:p>0.377</text:p>
          </table:table-cell>
          <table:table-cell office:value-type="float" office:value="0.533333333333333" calcext:value-type="float">
            <text:p>0.533</text:p>
          </table:table-cell>
          <table:table-cell office:value-type="float" office:value="0.863333333333333" calcext:value-type="float">
            <text:p>0.863</text:p>
          </table:table-cell>
          <table:table-cell office:value-type="float" office:value="1.19666666666667" calcext:value-type="float">
            <text:p>1.197</text:p>
          </table:table-cell>
          <table:table-cell office:value-type="float" office:value="1.80333333333333" calcext:value-type="float">
            <text:p>1.8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UN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2" calcext:value-type="float">
            <text:p>0.020</text:p>
          </table:table-cell>
          <table:table-cell office:value-type="float" office:value="0.03" calcext:value-type="float">
            <text:p>0.030</text:p>
          </table:table-cell>
          <table:table-cell office:value-type="float" office:value="0.05" calcext:value-type="float">
            <text:p>0.050</text:p>
          </table:table-cell>
          <table:table-cell office:value-type="float" office:value="0.08" calcext:value-type="float">
            <text:p>0.080</text:p>
          </table:table-cell>
          <table:table-cell office:value-type="float" office:value="0.113333333333333" calcext:value-type="float">
            <text:p>0.113</text:p>
          </table:table-cell>
          <table:table-cell office:value-type="float" office:value="0.143333333333333" calcext:value-type="float">
            <text:p>0.143</text:p>
          </table:table-cell>
          <table:table-cell office:value-type="float" office:value="0.18" calcext:value-type="float">
            <text:p>0.180</text:p>
          </table:table-cell>
          <table:table-cell office:value-type="float" office:value="0.21" calcext:value-type="float">
            <text:p>0.210</text:p>
          </table:table-cell>
          <table:table-cell office:value-type="float" office:value="0.27" calcext:value-type="float">
            <text:p>0.270</text:p>
          </table:table-cell>
          <table:table-cell office:value-type="float" office:value="0.306666666666667" calcext:value-type="float">
            <text:p>0.307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0.0266666666666667" calcext:value-type="float">
            <text:p>0.027</text:p>
          </table:table-cell>
          <table:table-cell office:value-type="float" office:value="0.04" calcext:value-type="float">
            <text:p>0.040</text:p>
          </table:table-cell>
          <table:table-cell office:value-type="float" office:value="0.0533333333333333" calcext:value-type="float">
            <text:p>0.053</text:p>
          </table:table-cell>
          <table:table-cell office:value-type="float" office:value="0.0633333333333333" calcext:value-type="float">
            <text:p>0.063</text:p>
          </table:table-cell>
          <table:table-cell office:value-type="float" office:value="0.126666666666667" calcext:value-type="float">
            <text:p>0.127</text:p>
          </table:table-cell>
          <table:table-cell office:value-type="float" office:value="0.21" calcext:value-type="float">
            <text:p>0.210</text:p>
          </table:table-cell>
          <table:table-cell office:value-type="float" office:value="0.306666666666667" calcext:value-type="float">
            <text:p>0.307</text:p>
          </table:table-cell>
          <table:table-cell office:value-type="float" office:value="0.436666666666667" calcext:value-type="float">
            <text:p>0.437</text:p>
          </table:table-cell>
          <table:table-cell office:value-type="float" office:value="0.573333333333333" calcext:value-type="float">
            <text:p>0.573</text:p>
          </table:table-cell>
          <table:table-cell office:value-type="float" office:value="0.703333333333333" calcext:value-type="float">
            <text:p>0.703</text:p>
          </table:table-cell>
          <table:table-cell office:value-type="float" office:value="0.83" calcext:value-type="float">
            <text:p>0.830</text:p>
          </table:table-cell>
          <table:table-cell office:value-type="float" office:value="1.06666666666667" calcext:value-type="float">
            <text:p>1.067</text:p>
          </table:table-cell>
          <table:table-cell office:value-type="float" office:value="1.20333333333333" calcext:value-type="float">
            <text:p>1.20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uential 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" calcext:value-type="float">
            <text:p>0.000</text:p>
          </table:table-cell>
          <table:table-cell table:number-columns-repeated="3" office:value-type="float" office:value="0.01" calcext:value-type="float">
            <text:p>0.010</text:p>
          </table:table-cell>
          <table:table-cell office:value-type="float" office:value="0.0366666666666667" calcext:value-type="float">
            <text:p>0.037</text:p>
          </table:table-cell>
          <table:table-cell office:value-type="float" office:value="0.0733333333333334" calcext:value-type="float">
            <text:p>0.073</text:p>
          </table:table-cell>
          <table:table-cell office:value-type="float" office:value="0.13" calcext:value-type="float">
            <text:p>0.130</text:p>
          </table:table-cell>
          <table:table-cell office:value-type="float" office:value="0.21" calcext:value-type="float">
            <text:p>0.210</text:p>
          </table:table-cell>
          <table:table-cell office:value-type="float" office:value="0.32" calcext:value-type="float">
            <text:p>0.320</text:p>
          </table:table-cell>
          <table:table-cell office:value-type="float" office:value="0.496666666666667" calcext:value-type="float">
            <text:p>0.497</text:p>
          </table:table-cell>
          <table:table-cell office:value-type="float" office:value="0.763333333333333" calcext:value-type="float">
            <text:p>0.763</text:p>
          </table:table-cell>
          <table:table-cell office:value-type="float" office:value="1.08666666666667" calcext:value-type="float">
            <text:p>1.087</text:p>
          </table:table-cell>
          <table:table-cell office:value-type="float" office:value="1.62333333333333" calcext:value-type="float">
            <text:p>1.62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0" calcext:value-type="float">
            <text:p>0.000</text:p>
          </table:table-cell>
          <table:table-cell office:value-type="float" office:value="0.00333333333333333" calcext:value-type="float">
            <text:p>0.003</text:p>
          </table:table-cell>
          <table:table-cell office:value-type="float" office:value="0.00666666666666667" calcext:value-type="float">
            <text:p>0.007</text:p>
          </table:table-cell>
          <table:table-cell office:value-type="float" office:value="0.01" calcext:value-type="float">
            <text:p>0.010</text:p>
          </table:table-cell>
          <table:table-cell office:value-type="float" office:value="0.03" calcext:value-type="float">
            <text:p>0.030</text:p>
          </table:table-cell>
          <table:table-cell office:value-type="float" office:value="0.07" calcext:value-type="float">
            <text:p>0.070</text:p>
          </table:table-cell>
          <table:table-cell office:value-type="float" office:value="0.126666666666667" calcext:value-type="float">
            <text:p>0.127</text:p>
          </table:table-cell>
          <table:table-cell office:value-type="float" office:value="0.2" calcext:value-type="float">
            <text:p>0.200</text:p>
          </table:table-cell>
          <table:table-cell office:value-type="float" office:value="0.316666666666667" calcext:value-type="float">
            <text:p>0.317</text:p>
          </table:table-cell>
          <table:table-cell office:value-type="float" office:value="0.486666666666667" calcext:value-type="float">
            <text:p>0.487</text:p>
          </table:table-cell>
          <table:table-cell office:value-type="float" office:value="0.756666666666667" calcext:value-type="float">
            <text:p>0.757</text:p>
          </table:table-cell>
          <table:table-cell office:value-type="float" office:value="1.07666666666667" calcext:value-type="float">
            <text:p>1.077</text:p>
          </table:table-cell>
          <table:table-cell office:value-type="float" office:value="1.61666666666667" calcext:value-type="float">
            <text:p>1.61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346666666666667" calcext:value-type="float">
            <text:p>0.347</text:p>
          </table:table-cell>
          <table:table-cell office:value-type="float" office:value="0.45" calcext:value-type="float">
            <text:p>0.450</text:p>
          </table:table-cell>
          <table:table-cell office:value-type="float" office:value="0.566666666666667" calcext:value-type="float">
            <text:p>0.567</text:p>
          </table:table-cell>
          <table:table-cell office:value-type="float" office:value="0.673333333333333" calcext:value-type="float">
            <text:p>0.673</text:p>
          </table:table-cell>
          <table:table-cell office:value-type="float" office:value="1.1" calcext:value-type="float">
            <text:p>1.100</text:p>
          </table:table-cell>
          <table:table-cell office:value-type="float" office:value="1.66333333333333" calcext:value-type="float">
            <text:p>1.663</text:p>
          </table:table-cell>
          <table:table-cell office:value-type="float" office:value="2.21666666666667" calcext:value-type="float">
            <text:p>2.217</text:p>
          </table:table-cell>
          <table:table-cell office:value-type="float" office:value="2.74666666666667" calcext:value-type="float">
            <text:p>2.747</text:p>
          </table:table-cell>
          <table:table-cell office:value-type="float" office:value="3.31" calcext:value-type="float">
            <text:p>3.310</text:p>
          </table:table-cell>
          <table:table-cell office:value-type="float" office:value="3.87666666666667" calcext:value-type="float">
            <text:p>3.877</text:p>
          </table:table-cell>
          <table:table-cell office:value-type="float" office:value="4.43" calcext:value-type="float">
            <text:p>4.430</text:p>
          </table:table-cell>
          <table:table-cell office:value-type="float" office:value="4.98" calcext:value-type="float">
            <text:p>4.980</text:p>
          </table:table-cell>
          <table:table-cell office:value-type="float" office:value="5.55666666666667" calcext:value-type="float">
            <text:p>5.557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10.7033333333333" calcext:value-type="float">
            <text:p>10.703</text:p>
          </table:table-cell>
          <table:table-cell office:value-type="float" office:value="14.0833333333333" calcext:value-type="float">
            <text:p>14.083</text:p>
          </table:table-cell>
          <table:table-cell office:value-type="float" office:value="17.4366666666667" calcext:value-type="float">
            <text:p>17.437</text:p>
          </table:table-cell>
          <table:table-cell office:value-type="float" office:value="20.9833333333333" calcext:value-type="float">
            <text:p>20.983</text:p>
          </table:table-cell>
          <table:table-cell office:value-type="float" office:value="34.2733333333333" calcext:value-type="float">
            <text:p>34.273</text:p>
          </table:table-cell>
          <table:table-cell office:value-type="float" office:value="51.1833333333333" calcext:value-type="float">
            <text:p>51.183</text:p>
          </table:table-cell>
          <table:table-cell office:value-type="float" office:value="67.6166666666667" calcext:value-type="float">
            <text:p>67.617</text:p>
          </table:table-cell>
          <table:table-cell office:value-type="float" office:value="84.0266666666667" calcext:value-type="float">
            <text:p>84.027</text:p>
          </table:table-cell>
          <table:table-cell office:value-type="float" office:value="101.193333333333" calcext:value-type="float">
            <text:p>101.193</text:p>
          </table:table-cell>
          <table:table-cell office:value-type="float" office:value="118.266666666667" calcext:value-type="float">
            <text:p>118.267</text:p>
          </table:table-cell>
          <table:table-cell office:value-type="float" office:value="135.046666666667" calcext:value-type="float">
            <text:p>135.047</text:p>
          </table:table-cell>
          <table:table-cell office:value-type="float" office:value="152.196666666667" calcext:value-type="float">
            <text:p>152.197</text:p>
          </table:table-cell>
          <table:table-cell office:value-type="float" office:value="169.29" calcext:value-type="float">
            <text:p>169.29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DEPTH=10</text:p>
          </table:table-cell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original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586666666666667" calcext:value-type="float">
            <text:p>0.587</text:p>
          </table:table-cell>
          <table:table-cell office:value-type="float" office:value="0.87" calcext:value-type="float">
            <text:p>0.870</text:p>
          </table:table-cell>
          <table:table-cell office:value-type="float" office:value="1.21333333333333" calcext:value-type="float">
            <text:p>1.213</text:p>
          </table:table-cell>
          <table:table-cell office:value-type="float" office:value="1.69666666666667" calcext:value-type="float">
            <text:p>1.697</text:p>
          </table:table-cell>
          <table:table-cell office:value-type="float" office:value="7.48666666666667" calcext:value-type="float">
            <text:p>7.487</text:p>
          </table:table-cell>
          <table:table-cell office:value-type="float" office:value="18.1666666666667" calcext:value-type="float">
            <text:p>18.167</text:p>
          </table:table-cell>
          <table:table-cell office:value-type="float" office:value="33.87" calcext:value-type="float">
            <text:p>33.870</text:p>
          </table:table-cell>
          <table:table-cell office:value-type="float" office:value="53.8866666666667" calcext:value-type="float">
            <text:p>53.887</text:p>
          </table:table-cell>
          <table:table-cell office:value-type="float" office:value="77.82" calcext:value-type="float">
            <text:p>77.820</text:p>
          </table:table-cell>
          <table:table-cell office:value-type="float" office:value="112.24" calcext:value-type="float">
            <text:p>112.240</text:p>
          </table:table-cell>
          <table:table-cell office:value-type="float" office:value="138.6" calcext:value-type="float">
            <text:p>138.600</text:p>
          </table:table-cell>
          <table:table-cell office:value-type="float" office:value="178.353333333333" calcext:value-type="float">
            <text:p>178.353</text:p>
          </table:table-cell>
          <table:table-cell office:value-type="float" office:value="218.756666666667" calcext:value-type="float">
            <text:p>218.757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0.576666666666667" calcext:value-type="float">
            <text:p>0.577</text:p>
          </table:table-cell>
          <table:table-cell office:value-type="float" office:value="0.866666666666667" calcext:value-type="float">
            <text:p>0.867</text:p>
          </table:table-cell>
          <table:table-cell office:value-type="float" office:value="1.20666666666667" calcext:value-type="float">
            <text:p>1.207</text:p>
          </table:table-cell>
          <table:table-cell office:value-type="float" office:value="1.69333333333333" calcext:value-type="float">
            <text:p>1.693</text:p>
          </table:table-cell>
          <table:table-cell office:value-type="float" office:value="7.48333333333333" calcext:value-type="float">
            <text:p>7.483</text:p>
          </table:table-cell>
          <table:table-cell office:value-type="float" office:value="18.1633333333333" calcext:value-type="float">
            <text:p>18.163</text:p>
          </table:table-cell>
          <table:table-cell office:value-type="float" office:value="33.8666666666667" calcext:value-type="float">
            <text:p>33.867</text:p>
          </table:table-cell>
          <table:table-cell office:value-type="float" office:value="53.8833333333333" calcext:value-type="float">
            <text:p>53.883</text:p>
          </table:table-cell>
          <table:table-cell office:value-type="float" office:value="77.8066666666667" calcext:value-type="float">
            <text:p>77.807</text:p>
          </table:table-cell>
          <table:table-cell office:value-type="float" office:value="112.233333333333" calcext:value-type="float">
            <text:p>112.233</text:p>
          </table:table-cell>
          <table:table-cell office:value-type="float" office:value="138.596666666667" calcext:value-type="float">
            <text:p>138.597</text:p>
          </table:table-cell>
          <table:table-cell office:value-type="float" office:value="178.346666666667" calcext:value-type="float">
            <text:p>178.347</text:p>
          </table:table-cell>
          <table:table-cell office:value-type="float" office:value="218.75" calcext:value-type="float">
            <text:p>218.75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uential un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1.05" calcext:value-type="float">
            <text:p>1.050</text:p>
          </table:table-cell>
          <table:table-cell office:value-type="float" office:value="1.52666666666667" calcext:value-type="float">
            <text:p>1.527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3.04666666666667" calcext:value-type="float">
            <text:p>3.047</text:p>
          </table:table-cell>
          <table:table-cell office:value-type="float" office:value="9.05333333333333" calcext:value-type="float">
            <text:p>9.053</text:p>
          </table:table-cell>
          <table:table-cell office:value-type="float" office:value="20.8066666666667" calcext:value-type="float">
            <text:p>20.807</text:p>
          </table:table-cell>
          <table:table-cell office:value-type="float" office:value="36.4466666666667" calcext:value-type="float">
            <text:p>36.447</text:p>
          </table:table-cell>
          <table:table-cell office:value-type="float" office:value="57.3766666666667" calcext:value-type="float">
            <text:p>57.377</text:p>
          </table:table-cell>
          <table:table-cell office:value-type="float" office:value="80.2566666666667" calcext:value-type="float">
            <text:p>80.257</text:p>
          </table:table-cell>
          <table:table-cell office:value-type="float" office:value="108.903333333333" calcext:value-type="float">
            <text:p>108.903</text:p>
          </table:table-cell>
          <table:table-cell office:value-type="float" office:value="141.796666666667" calcext:value-type="float">
            <text:p>141.797</text:p>
          </table:table-cell>
          <table:table-cell office:value-type="float" office:value="180.11" calcext:value-type="float">
            <text:p>180.110</text:p>
          </table:table-cell>
          <table:table-cell office:value-type="float" office:value="219.69" calcext:value-type="float">
            <text:p>219.690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1.04" calcext:value-type="float">
            <text:p>1.040</text:p>
          </table:table-cell>
          <table:table-cell office:value-type="float" office:value="1.52333333333333" calcext:value-type="float">
            <text:p>1.523</text:p>
          </table:table-cell>
          <table:table-cell office:value-type="float" office:value="2.03333333333333" calcext:value-type="float">
            <text:p>2.033</text:p>
          </table:table-cell>
          <table:table-cell office:value-type="float" office:value="3.04666666666667" calcext:value-type="float">
            <text:p>3.047</text:p>
          </table:table-cell>
          <table:table-cell office:value-type="float" office:value="9.04333333333333" calcext:value-type="float">
            <text:p>9.043</text:p>
          </table:table-cell>
          <table:table-cell office:value-type="float" office:value="20.8" calcext:value-type="float">
            <text:p>20.800</text:p>
          </table:table-cell>
          <table:table-cell office:value-type="float" office:value="36.4433333333333" calcext:value-type="float">
            <text:p>36.443</text:p>
          </table:table-cell>
          <table:table-cell office:value-type="float" office:value="57.37" calcext:value-type="float">
            <text:p>57.370</text:p>
          </table:table-cell>
          <table:table-cell office:value-type="float" office:value="80.2533333333333" calcext:value-type="float">
            <text:p>80.253</text:p>
          </table:table-cell>
          <table:table-cell office:value-type="float" office:value="108.896666666667" calcext:value-type="float">
            <text:p>108.897</text:p>
          </table:table-cell>
          <table:table-cell office:value-type="float" office:value="141.79" calcext:value-type="float">
            <text:p>141.790</text:p>
          </table:table-cell>
          <table:table-cell office:value-type="float" office:value="180.103333333333" calcext:value-type="float">
            <text:p>180.103</text:p>
          </table:table-cell>
          <table:table-cell office:value-type="float" office:value="219.676666666667" calcext:value-type="float">
            <text:p>219.67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un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776666666666667" calcext:value-type="float">
            <text:p>0.777</text:p>
          </table:table-cell>
          <table:table-cell office:value-type="float" office:value="1.02" calcext:value-type="float">
            <text:p>1.020</text:p>
          </table:table-cell>
          <table:table-cell office:value-type="float" office:value="1.29333333333333" calcext:value-type="float">
            <text:p>1.293</text:p>
          </table:table-cell>
          <table:table-cell office:value-type="float" office:value="1.64333333333333" calcext:value-type="float">
            <text:p>1.643</text:p>
          </table:table-cell>
          <table:table-cell office:value-type="float" office:value="3.62666666666667" calcext:value-type="float">
            <text:p>3.627</text:p>
          </table:table-cell>
          <table:table-cell office:value-type="float" office:value="7.04" calcext:value-type="float">
            <text:p>7.040</text:p>
          </table:table-cell>
          <table:table-cell office:value-type="float" office:value="11.9566666666667" calcext:value-type="float">
            <text:p>11.957</text:p>
          </table:table-cell>
          <table:table-cell office:value-type="float" office:value="19.35" calcext:value-type="float">
            <text:p>19.350</text:p>
          </table:table-cell>
          <table:table-cell office:value-type="float" office:value="24.68" calcext:value-type="float">
            <text:p>24.680</text:p>
          </table:table-cell>
          <table:table-cell office:value-type="float" office:value="34.14" calcext:value-type="float">
            <text:p>34.140</text:p>
          </table:table-cell>
          <table:table-cell office:value-type="float" office:value="42.0433333333333" calcext:value-type="float">
            <text:p>42.043</text:p>
          </table:table-cell>
          <table:table-cell office:value-type="float" office:value="49.8866666666667" calcext:value-type="float">
            <text:p>49.887</text:p>
          </table:table-cell>
          <table:table-cell office:value-type="float" office:value="67.74" calcext:value-type="float">
            <text:p>67.740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2.36" calcext:value-type="float">
            <text:p>2.360</text:p>
          </table:table-cell>
          <table:table-cell office:value-type="float" office:value="3.21666666666667" calcext:value-type="float">
            <text:p>3.217</text:p>
          </table:table-cell>
          <table:table-cell office:value-type="float" office:value="4.16" calcext:value-type="float">
            <text:p>4.160</text:p>
          </table:table-cell>
          <table:table-cell office:value-type="float" office:value="5.31" calcext:value-type="float">
            <text:p>5.310</text:p>
          </table:table-cell>
          <table:table-cell office:value-type="float" office:value="12.52" calcext:value-type="float">
            <text:p>12.520</text:p>
          </table:table-cell>
          <table:table-cell office:value-type="float" office:value="25.06" calcext:value-type="float">
            <text:p>25.060</text:p>
          </table:table-cell>
          <table:table-cell office:value-type="float" office:value="42.3733333333333" calcext:value-type="float">
            <text:p>42.373</text:p>
          </table:table-cell>
          <table:table-cell office:value-type="float" office:value="66.24" calcext:value-type="float">
            <text:p>66.240</text:p>
          </table:table-cell>
          <table:table-cell office:value-type="float" office:value="89.8833333333333" calcext:value-type="float">
            <text:p>89.883</text:p>
          </table:table-cell>
          <table:table-cell office:value-type="float" office:value="121.56" calcext:value-type="float">
            <text:p>121.560</text:p>
          </table:table-cell>
          <table:table-cell office:value-type="float" office:value="153.856666666667" calcext:value-type="float">
            <text:p>153.857</text:p>
          </table:table-cell>
          <table:table-cell office:value-type="float" office:value="189.433333333333" calcext:value-type="float">
            <text:p>189.433</text:p>
          </table:table-cell>
          <table:table-cell office:value-type="float" office:value="242.693333333333" calcext:value-type="float">
            <text:p>242.69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equential 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693333333333333" calcext:value-type="float">
            <text:p>0.693</text:p>
          </table:table-cell>
          <table:table-cell office:value-type="float" office:value="1.06666666666667" calcext:value-type="float">
            <text:p>1.067</text:p>
          </table:table-cell>
          <table:table-cell office:value-type="float" office:value="1.47" calcext:value-type="float">
            <text:p>1.470</text:p>
          </table:table-cell>
          <table:table-cell office:value-type="float" office:value="2.1" calcext:value-type="float">
            <text:p>2.100</text:p>
          </table:table-cell>
          <table:table-cell office:value-type="float" office:value="7.55" calcext:value-type="float">
            <text:p>7.550</text:p>
          </table:table-cell>
          <table:table-cell office:value-type="float" office:value="18.5033333333333" calcext:value-type="float">
            <text:p>18.503</text:p>
          </table:table-cell>
          <table:table-cell office:value-type="float" office:value="34.7733333333333" calcext:value-type="float">
            <text:p>34.773</text:p>
          </table:table-cell>
          <table:table-cell office:value-type="float" office:value="53.8533333333333" calcext:value-type="float">
            <text:p>53.853</text:p>
          </table:table-cell>
          <table:table-cell office:value-type="float" office:value="77.1566666666667" calcext:value-type="float">
            <text:p>77.157</text:p>
          </table:table-cell>
          <table:table-cell office:value-type="float" office:value="106.726666666667" calcext:value-type="float">
            <text:p>106.727</text:p>
          </table:table-cell>
          <table:table-cell office:value-type="float" office:value="138.576666666667" calcext:value-type="float">
            <text:p>138.577</text:p>
          </table:table-cell>
          <table:table-cell office:value-type="float" office:value="174.903333333333" calcext:value-type="float">
            <text:p>174.903</text:p>
          </table:table-cell>
          <table:table-cell office:value-type="float" office:value="215.35" calcext:value-type="float">
            <text:p>215.350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0.686666666666667" calcext:value-type="float">
            <text:p>0.687</text:p>
          </table:table-cell>
          <table:table-cell office:value-type="float" office:value="1.06" calcext:value-type="float">
            <text:p>1.060</text:p>
          </table:table-cell>
          <table:table-cell office:value-type="float" office:value="1.47" calcext:value-type="float">
            <text:p>1.470</text:p>
          </table:table-cell>
          <table:table-cell office:value-type="float" office:value="2.09333333333333" calcext:value-type="float">
            <text:p>2.093</text:p>
          </table:table-cell>
          <table:table-cell office:value-type="float" office:value="7.54" calcext:value-type="float">
            <text:p>7.540</text:p>
          </table:table-cell>
          <table:table-cell office:value-type="float" office:value="18.5" calcext:value-type="float">
            <text:p>18.500</text:p>
          </table:table-cell>
          <table:table-cell office:value-type="float" office:value="34.7666666666667" calcext:value-type="float">
            <text:p>34.767</text:p>
          </table:table-cell>
          <table:table-cell office:value-type="float" office:value="53.8466666666667" calcext:value-type="float">
            <text:p>53.847</text:p>
          </table:table-cell>
          <table:table-cell office:value-type="float" office:value="77.15" calcext:value-type="float">
            <text:p>77.150</text:p>
          </table:table-cell>
          <table:table-cell office:value-type="float" office:value="106.72" calcext:value-type="float">
            <text:p>106.720</text:p>
          </table:table-cell>
          <table:table-cell office:value-type="float" office:value="138.573333333333" calcext:value-type="float">
            <text:p>138.573</text:p>
          </table:table-cell>
          <table:table-cell office:value-type="float" office:value="174.896666666667" calcext:value-type="float">
            <text:p>174.897</text:p>
          </table:table-cell>
          <table:table-cell office:value-type="float" office:value="215.346666666667" calcext:value-type="float">
            <text:p>215.3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arallel balanced</text:p>
          </table:table-cell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uns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1.28666666666667" calcext:value-type="float">
            <text:p>1.287</text:p>
          </table:table-cell>
          <table:table-cell office:value-type="float" office:value="1.70666666666667" calcext:value-type="float">
            <text:p>1.707</text:p>
          </table:table-cell>
          <table:table-cell office:value-type="float" office:value="2.05666666666667" calcext:value-type="float">
            <text:p>2.057</text:p>
          </table:table-cell>
          <table:table-cell office:value-type="float" office:value="2.40333333333333" calcext:value-type="float">
            <text:p>2.403</text:p>
          </table:table-cell>
          <table:table-cell office:value-type="float" office:value="3.97" calcext:value-type="float">
            <text:p>3.970</text:p>
          </table:table-cell>
          <table:table-cell office:value-type="float" office:value="6.07333333333333" calcext:value-type="float">
            <text:p>6.073</text:p>
          </table:table-cell>
          <table:table-cell office:value-type="float" office:value="8.62" calcext:value-type="float">
            <text:p>8.620</text:p>
          </table:table-cell>
          <table:table-cell office:value-type="float" office:value="11.44" calcext:value-type="float">
            <text:p>11.440</text:p>
          </table:table-cell>
          <table:table-cell office:value-type="float" office:value="15.04" calcext:value-type="float">
            <text:p>15.040</text:p>
          </table:table-cell>
          <table:table-cell office:value-type="float" office:value="17.9166666666667" calcext:value-type="float">
            <text:p>17.917</text:p>
          </table:table-cell>
          <table:table-cell office:value-type="float" office:value="21.8033333333333" calcext:value-type="float">
            <text:p>21.803</text:p>
          </table:table-cell>
          <table:table-cell office:value-type="float" office:value="25.9366666666667" calcext:value-type="float">
            <text:p>25.937</text:p>
          </table:table-cell>
          <table:table-cell office:value-type="float" office:value="33.1033333333333" calcext:value-type="float">
            <text:p>33.103</text:p>
          </table:table-cell>
        </table:table-row>
        <table:table-row table:style-name="ro1">
          <table:table-cell/>
          <table:table-cell office:value-type="string" calcext:value-type="string">
            <text:p>cpu time</text:p>
          </table:table-cell>
          <table:table-cell office:value-type="float" office:value="21.3666666666667" calcext:value-type="float">
            <text:p>21.367</text:p>
          </table:table-cell>
          <table:table-cell office:value-type="float" office:value="29.11" calcext:value-type="float">
            <text:p>29.110</text:p>
          </table:table-cell>
          <table:table-cell office:value-type="float" office:value="35.8766666666667" calcext:value-type="float">
            <text:p>35.877</text:p>
          </table:table-cell>
          <table:table-cell office:value-type="float" office:value="43.3566666666667" calcext:value-type="float">
            <text:p>43.357</text:p>
          </table:table-cell>
          <table:table-cell office:value-type="float" office:value="75.5533333333333" calcext:value-type="float">
            <text:p>75.553</text:p>
          </table:table-cell>
          <table:table-cell office:value-type="float" office:value="120.653333333333" calcext:value-type="float">
            <text:p>120.653</text:p>
          </table:table-cell>
          <table:table-cell office:value-type="float" office:value="173.496666666667" calcext:value-type="float">
            <text:p>173.497</text:p>
          </table:table-cell>
          <table:table-cell office:value-type="float" office:value="233.07" calcext:value-type="float">
            <text:p>233.070</text:p>
          </table:table-cell>
          <table:table-cell office:value-type="float" office:value="295.456666666667" calcext:value-type="float">
            <text:p>295.457</text:p>
          </table:table-cell>
          <table:table-cell office:value-type="float" office:value="369.64" calcext:value-type="float">
            <text:p>369.640</text:p>
          </table:table-cell>
          <table:table-cell office:value-type="float" office:value="448.79" calcext:value-type="float">
            <text:p>448.790</text:p>
          </table:table-cell>
          <table:table-cell office:value-type="float" office:value="534.213333333333" calcext:value-type="float">
            <text:p>534.213</text:p>
          </table:table-cell>
          <table:table-cell office:value-type="float" office:value="634.34" calcext:value-type="float">
            <text:p>634.34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1:46:56.692128555</meta:creation-date>
    <dc:date>2020-08-15T12:33:54.251875952</dc:date>
    <meta:editing-duration>PT25M32S</meta:editing-duration>
    <meta:editing-cycles>4</meta:editing-cycles>
    <meta:generator>LibreOffice/6.0.7.3$Linux_X86_64 LibreOffice_project/00m0$Build-3</meta:generator>
    <meta:document-statistic meta:table-count="1" meta:cell-count="4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maximum="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1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svg:stroke-opacity="70%" draw:fill-color="#83caff" draw:opacity="70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x" chart:symbol-width="0.25cm" chart:symbol-height="0.25cm" chart:link-data-style-to-source="true"/>
      <style:graphic-properties svg:stroke-width="0.15cm" svg:stroke-color="#c5000b" draw:fill-color="#c5000b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plus" chart:symbol-width="0.25cm" chart:symbol-height="0.25cm" chart:link-data-style-to-source="true"/>
      <style:graphic-properties draw:stroke="dash" draw:stroke-dash="Dashed_20__28_var_29_" svg:stroke-width="0.08cm" svg:stroke-color="#0084d1" svg:stroke-opacity="70%" draw:fill-color="#0084d1" draw:opacity="70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579d1c" svg:stroke-opacity="70%" draw:fill-color="#579d1c" draw:opacity="70%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15cm" svg:stroke-color="#4b1f6f" draw:fill-color="#4b1f6f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bow-tie" chart:symbol-width="0.25cm" chart:symbol-height="0.25cm" chart:link-data-style-to-source="true"/>
      <style:graphic-properties draw:stroke="dash" draw:stroke-dash="Dashed_20__28_var_29_" svg:stroke-width="0.08cm" svg:stroke-color="#ff950e" svg:stroke-opacity="70%" draw:fill-color="#ff950e" draw:opacity="70%"/>
      <style:text-properties fo:font-size="10pt" style:font-size-asian="10pt" style:font-size-complex="10pt"/>
    </style:style>
    <style:style style:name="ch16" style:family="chart">
      <style:graphic-properties draw:stroke="dash" draw:stroke-dash="Dashed_20__28_var_29_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1.908cm" svg:height="16.921cm" xlink:href=".." xlink:type="simple" chart:class="chart:line" chart:style-name="ch1">
        <chart:legend chart:legend-position="bottom" svg:x="6.82cm" svg:y="15.824cm" style:legend-expansion="wide" chart:style-name="ch2"/>
        <chart:plot-area chart:style-name="ch3" table:cell-range-address="Sheet1.C35:Sheet1.O36 Sheet1.C41:Sheet1.O41 Sheet1.C46:Sheet1.O47 Sheet1.C51:Sheet1.O51 Sheet1.C56:Sheet1.O57" chart:data-source-has-labels="both" svg:x="1.649cm" svg:y="0.338cm" svg:width="29.621cm" svg:height="13.983cm">
          <chartooo:coordinate-region svg:x="3.117cm" svg:y="0.537cm" svg:width="27.873cm" svg:height="13.137cm"/>
          <chart:axis chart:dimension="x" chart:name="primary-x" chart:style-name="ch4" chartooo:axis-type="auto">
            <chartooo:date-scale/>
            <chart:title svg:x="16.084cm" svg:y="14.659cm" chart:style-name="ch5">
              <text:p>runs</text:p>
            </chart:title>
            <chart:categories table:cell-range-address="Sheet1.C35:Sheet1.O35"/>
          </chart:axis>
          <chart:axis chart:dimension="y" chart:name="primary-y" chart:style-name="ch6">
            <chart:title svg:x="0.451cm" svg:y="7.995cm" chart:style-name="ch7">
              <text:p>seconds</text:p>
            </chart:title>
            <chart:grid chart:style-name="ch8" chart:class="major"/>
          </chart:axis>
          <chart:series chart:style-name="ch9" chart:values-cell-range-address="Sheet1.C36:Sheet1.O36" loext:label-string="original" chart:class="chart:line">
            <chart:data-point chart:repeated="13"/>
          </chart:series>
          <chart:series chart:style-name="ch10" chart:values-cell-range-address="Sheet1.C41:Sheet1.O41" loext:label-string="seq_unbalanced" chart:class="chart:line">
            <chart:data-point chart:repeated="13"/>
          </chart:series>
          <chart:series chart:style-name="ch11" chart:values-cell-range-address="Sheet1.C46:Sheet1.O46" loext:label-string="par_unbalanced" chart:class="chart:line">
            <chart:data-point chart:repeated="13"/>
          </chart:series>
          <chart:series chart:style-name="ch12" chart:values-cell-range-address="Sheet1.C47:Sheet1.O47" loext:label-string="par_unbalanced_cpu" chart:class="chart:line">
            <chart:data-point chart:repeated="13"/>
          </chart:series>
          <chart:series chart:style-name="ch13" chart:values-cell-range-address="Sheet1.C51:Sheet1.O51" loext:label-string="seq_balanced" chart:class="chart:line">
            <chart:data-point chart:repeated="13"/>
          </chart:series>
          <chart:series chart:style-name="ch14" chart:values-cell-range-address="Sheet1.C56:Sheet1.O56" loext:label-string="par_balanced" chart:class="chart:line">
            <chart:data-point chart:repeated="13"/>
          </chart:series>
          <chart:series chart:style-name="ch15" chart:values-cell-range-address="Sheet1.C57:Sheet1.O57" loext:label-string="par_balanced_cpu" chart:class="chart:line">
            <chart:data-point chart:repeated="1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</table:table-cell>
              <table:table-cell office:value-type="string">
                <text:p>seq_unbalanced</text:p>
              </table:table-cell>
              <table:table-cell office:value-type="string">
                <text:p>par_unbalanced</text:p>
              </table:table-cell>
              <table:table-cell office:value-type="string">
                <text:p>par_unbalanced_cpu</text:p>
              </table:table-cell>
              <table:table-cell office:value-type="string">
                <text:p>seq_balanced</text:p>
              </table:table-cell>
              <table:table-cell office:value-type="string">
                <text:p>par_balanced</text:p>
              </table:table-cell>
              <table:table-cell office:value-type="string">
                <text:p>par_balanced_cpu</text:p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C35:Sheet1.O35</svg:desc>
                </draw:g>
              </table:table-cell>
              <table:table-cell office:value-type="float" office:value="0.586666666666667">
                <text:p>0.586666666666667</text:p>
                <draw:g>
                  <svg:desc>Sheet1.C36:Sheet1.O36</svg:desc>
                </draw:g>
              </table:table-cell>
              <table:table-cell office:value-type="float" office:value="1.05">
                <text:p>1.05</text:p>
                <draw:g>
                  <svg:desc>Sheet1.C41:Sheet1.O41</svg:desc>
                </draw:g>
              </table:table-cell>
              <table:table-cell office:value-type="float" office:value="0.776666666666667">
                <text:p>0.776666666666667</text:p>
                <draw:g>
                  <svg:desc>Sheet1.C46:Sheet1.O46</svg:desc>
                </draw:g>
              </table:table-cell>
              <table:table-cell office:value-type="float" office:value="2.36">
                <text:p>2.36</text:p>
                <draw:g>
                  <svg:desc>Sheet1.C47:Sheet1.O47</svg:desc>
                </draw:g>
              </table:table-cell>
              <table:table-cell office:value-type="float" office:value="0.693333333333333">
                <text:p>0.693333333333333</text:p>
                <draw:g>
                  <svg:desc>Sheet1.C51:Sheet1.O51</svg:desc>
                </draw:g>
              </table:table-cell>
              <table:table-cell office:value-type="float" office:value="1.28666666666667">
                <text:p>1.28666666666667</text:p>
                <draw:g>
                  <svg:desc>Sheet1.C56:Sheet1.O56</svg:desc>
                </draw:g>
              </table:table-cell>
              <table:table-cell office:value-type="float" office:value="21.3666666666667">
                <text:p>21.3666666666667</text:p>
                <draw:g>
                  <svg:desc>Sheet1.C57:Sheet1.O57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7">
                <text:p>0.87</text:p>
              </table:table-cell>
              <table:table-cell office:value-type="float" office:value="1.52666666666667">
                <text:p>1.52666666666667</text:p>
              </table:table-cell>
              <table:table-cell office:value-type="float" office:value="1.02">
                <text:p>1.02</text:p>
              </table:table-cell>
              <table:table-cell office:value-type="float" office:value="3.21666666666667">
                <text:p>3.2166666666666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70666666666667">
                <text:p>1.70666666666667</text:p>
              </table:table-cell>
              <table:table-cell office:value-type="float" office:value="29.11">
                <text:p>29.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21333333333333">
                <text:p>1.21333333333333</text:p>
              </table:table-cell>
              <table:table-cell office:value-type="float" office:value="2.03333333333333">
                <text:p>2.03333333333333</text:p>
              </table:table-cell>
              <table:table-cell office:value-type="float" office:value="1.29333333333333">
                <text:p>1.29333333333333</text:p>
              </table:table-cell>
              <table:table-cell office:value-type="float" office:value="4.16">
                <text:p>4.16</text:p>
              </table:table-cell>
              <table:table-cell office:value-type="float" office:value="1.47">
                <text:p>1.47</text:p>
              </table:table-cell>
              <table:table-cell office:value-type="float" office:value="2.05666666666667">
                <text:p>2.05666666666667</text:p>
              </table:table-cell>
              <table:table-cell office:value-type="float" office:value="35.8766666666667">
                <text:p>35.87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9666666666667">
                <text:p>1.69666666666667</text:p>
              </table:table-cell>
              <table:table-cell office:value-type="float" office:value="3.04666666666667">
                <text:p>3.04666666666667</text:p>
              </table:table-cell>
              <table:table-cell office:value-type="float" office:value="1.64333333333333">
                <text:p>1.64333333333333</text:p>
              </table:table-cell>
              <table:table-cell office:value-type="float" office:value="5.31">
                <text:p>5.31</text:p>
              </table:table-cell>
              <table:table-cell office:value-type="float" office:value="2.1">
                <text:p>2.1</text:p>
              </table:table-cell>
              <table:table-cell office:value-type="float" office:value="2.40333333333333">
                <text:p>2.40333333333333</text:p>
              </table:table-cell>
              <table:table-cell office:value-type="float" office:value="43.3566666666667">
                <text:p>43.35666666666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48666666666667">
                <text:p>7.48666666666667</text:p>
              </table:table-cell>
              <table:table-cell office:value-type="float" office:value="9.05333333333333">
                <text:p>9.05333333333333</text:p>
              </table:table-cell>
              <table:table-cell office:value-type="float" office:value="3.62666666666667">
                <text:p>3.62666666666667</text:p>
              </table:table-cell>
              <table:table-cell office:value-type="float" office:value="12.52">
                <text:p>12.52</text:p>
              </table:table-cell>
              <table:table-cell office:value-type="float" office:value="7.55">
                <text:p>7.55</text:p>
              </table:table-cell>
              <table:table-cell office:value-type="float" office:value="3.97">
                <text:p>3.97</text:p>
              </table:table-cell>
              <table:table-cell office:value-type="float" office:value="75.5533333333333">
                <text:p>75.553333333333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20.8066666666667">
                <text:p>20.8066666666667</text:p>
              </table:table-cell>
              <table:table-cell office:value-type="float" office:value="7.04">
                <text:p>7.04</text:p>
              </table:table-cell>
              <table:table-cell office:value-type="float" office:value="25.06">
                <text:p>25.06</text:p>
              </table:table-cell>
              <table:table-cell office:value-type="float" office:value="18.5033333333333">
                <text:p>18.5033333333333</text:p>
              </table:table-cell>
              <table:table-cell office:value-type="float" office:value="6.07333333333333">
                <text:p>6.07333333333333</text:p>
              </table:table-cell>
              <table:table-cell office:value-type="float" office:value="120.653333333333">
                <text:p>120.65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3.87">
                <text:p>33.87</text:p>
              </table:table-cell>
              <table:table-cell office:value-type="float" office:value="36.4466666666667">
                <text:p>36.4466666666667</text:p>
              </table:table-cell>
              <table:table-cell office:value-type="float" office:value="11.9566666666667">
                <text:p>11.9566666666667</text:p>
              </table:table-cell>
              <table:table-cell office:value-type="float" office:value="42.3733333333333">
                <text:p>42.3733333333333</text:p>
              </table:table-cell>
              <table:table-cell office:value-type="float" office:value="34.7733333333333">
                <text:p>34.7733333333333</text:p>
              </table:table-cell>
              <table:table-cell office:value-type="float" office:value="8.62">
                <text:p>8.62</text:p>
              </table:table-cell>
              <table:table-cell office:value-type="float" office:value="173.496666666667">
                <text:p>173.4966666666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53.8866666666667">
                <text:p>53.8866666666667</text:p>
              </table:table-cell>
              <table:table-cell office:value-type="float" office:value="57.3766666666667">
                <text:p>57.3766666666667</text:p>
              </table:table-cell>
              <table:table-cell office:value-type="float" office:value="19.35">
                <text:p>19.35</text:p>
              </table:table-cell>
              <table:table-cell office:value-type="float" office:value="66.24">
                <text:p>66.24</text:p>
              </table:table-cell>
              <table:table-cell office:value-type="float" office:value="53.8533333333333">
                <text:p>53.8533333333333</text:p>
              </table:table-cell>
              <table:table-cell office:value-type="float" office:value="11.44">
                <text:p>11.44</text:p>
              </table:table-cell>
              <table:table-cell office:value-type="float" office:value="233.07">
                <text:p>233.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7.82">
                <text:p>77.82</text:p>
              </table:table-cell>
              <table:table-cell office:value-type="float" office:value="80.2566666666667">
                <text:p>80.2566666666667</text:p>
              </table:table-cell>
              <table:table-cell office:value-type="float" office:value="24.68">
                <text:p>24.68</text:p>
              </table:table-cell>
              <table:table-cell office:value-type="float" office:value="89.8833333333333">
                <text:p>89.8833333333333</text:p>
              </table:table-cell>
              <table:table-cell office:value-type="float" office:value="77.1566666666667">
                <text:p>77.1566666666667</text:p>
              </table:table-cell>
              <table:table-cell office:value-type="float" office:value="15.04">
                <text:p>15.04</text:p>
              </table:table-cell>
              <table:table-cell office:value-type="float" office:value="295.456666666667">
                <text:p>295.4566666666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12.24">
                <text:p>112.24</text:p>
              </table:table-cell>
              <table:table-cell office:value-type="float" office:value="108.903333333333">
                <text:p>108.903333333333</text:p>
              </table:table-cell>
              <table:table-cell office:value-type="float" office:value="34.14">
                <text:p>34.14</text:p>
              </table:table-cell>
              <table:table-cell office:value-type="float" office:value="121.56">
                <text:p>121.56</text:p>
              </table:table-cell>
              <table:table-cell office:value-type="float" office:value="106.726666666667">
                <text:p>106.726666666667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369.64">
                <text:p>369.6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8.6">
                <text:p>138.6</text:p>
              </table:table-cell>
              <table:table-cell office:value-type="float" office:value="141.796666666667">
                <text:p>141.796666666667</text:p>
              </table:table-cell>
              <table:table-cell office:value-type="float" office:value="42.0433333333333">
                <text:p>42.0433333333333</text:p>
              </table:table-cell>
              <table:table-cell office:value-type="float" office:value="153.856666666667">
                <text:p>153.856666666667</text:p>
              </table:table-cell>
              <table:table-cell office:value-type="float" office:value="138.576666666667">
                <text:p>138.576666666667</text:p>
              </table:table-cell>
              <table:table-cell office:value-type="float" office:value="21.8033333333333">
                <text:p>21.8033333333333</text:p>
              </table:table-cell>
              <table:table-cell office:value-type="float" office:value="448.79">
                <text:p>448.7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78.353333333333">
                <text:p>178.353333333333</text:p>
              </table:table-cell>
              <table:table-cell office:value-type="float" office:value="180.11">
                <text:p>180.11</text:p>
              </table:table-cell>
              <table:table-cell office:value-type="float" office:value="49.8866666666667">
                <text:p>49.8866666666667</text:p>
              </table:table-cell>
              <table:table-cell office:value-type="float" office:value="189.433333333333">
                <text:p>189.433333333333</text:p>
              </table:table-cell>
              <table:table-cell office:value-type="float" office:value="174.903333333333">
                <text:p>174.903333333333</text:p>
              </table:table-cell>
              <table:table-cell office:value-type="float" office:value="25.9366666666667">
                <text:p>25.9366666666667</text:p>
              </table:table-cell>
              <table:table-cell office:value-type="float" office:value="534.213333333333">
                <text:p>534.2133333333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18.756666666667">
                <text:p>218.756666666667</text:p>
              </table:table-cell>
              <table:table-cell office:value-type="float" office:value="219.69">
                <text:p>219.69</text:p>
              </table:table-cell>
              <table:table-cell office:value-type="float" office:value="67.74">
                <text:p>67.74</text:p>
              </table:table-cell>
              <table:table-cell office:value-type="float" office:value="242.693333333333">
                <text:p>242.693333333333</text:p>
              </table:table-cell>
              <table:table-cell office:value-type="float" office:value="215.35">
                <text:p>215.35</text:p>
              </table:table-cell>
              <table:table-cell office:value-type="float" office:value="33.1033333333333">
                <text:p>33.1033333333333</text:p>
              </table:table-cell>
              <table:table-cell office:value-type="float" office:value="634.34">
                <text:p>634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